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6894339861245025894"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2140281322502205624"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9204890317006975954"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5612656247588781301"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2813297812074284023"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6456806379506937885"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2733972177168831635"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1508229964547089250"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41572733" text:continue-list="list2733972177168831635"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6205390350778757865"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544511"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554236"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1558905" text:continue-numbering="true" text:style-name="L9">
        <text:list-item>
          <text:list>
            <text:list-header>
              <text:p text:style-name="P118">Warm down: <text:span text:style-name="T2">0.25 mile jog home</text:span></text:p>
              <text:p text:style-name="P119"/>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1574173"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556061"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 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4">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4">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4">Distance</text:span>: 4 miles, Ave Pace: 14:08, Ave Heart Rate: 105, </text:p>
      <text:p text:style-name="P30">1484 HeartBeats/Mile </text:p>
      <text:p text:style-name="P30">Heart 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no running and walking</text:p>
      <text:p text:style-name="P24">Mon Nov 2, 2020 no running and walking</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10"><text:span text:style-name="T2">Pace: 14:03/mile, heart rate: 104 bpm, 1460 heart beats/mile</text:span></text:p>
      <text:p text:style-name="P10">Warm down:<text:span text:style-name="T2"> 0.3 mile walk home</text:span></text:p>
      <text:p text:style-name="P24"/>
      <text:p text:style-name="P24"/>
      <text:p text:style-name="P24"/>
      <text:p text:style-name="P24"/>
      <text:p text:style-name="P10"/>
      <text:p text:style-name="P10">Fast Runs on 5 mile “Morning Loop”, Total vertical ascent: 400 ft</text:p>
      <text:p text:style-name="P11"/>
      <text:p text:style-name="P12">Date<text:tab/><text:tab/><text:tab/>Average Pace<text:tab/>Last Mile<text:tab/></text:p>
      <text:p text:style-name="P13"><text:soft-page-break/>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136428066880832314"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3T21:32:54.81</dc:date>
    <dc:creator>James Lombardi</dc:creator>
    <meta:editing-duration>P8DT5H2M14S</meta:editing-duration>
    <meta:editing-cycles>711</meta:editing-cycles>
    <meta:generator>OpenOffice/4.1.2$Win32 OpenOffice.org_project/412m3$Build-9782</meta:generator>
    <meta:document-statistic meta:table-count="0" meta:image-count="1" meta:object-count="0" meta:page-count="79" meta:paragraph-count="2205" meta:word-count="24836" meta:character-count="126217"/>
  </office:meta>
</office:document-meta>
</file>